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scriptLanguage.quoteString( String const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Language.getMeta( String line , String me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avascriptLanguage.doUnload( Object program , String filename , File base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avascriptLanguage.preload( String filename , File baseDirectory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scriptLanguage.load( String filename , File baseDirectory , String encodin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JavascriptLanguage.getSourc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